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15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PingFang SC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cm" svg:height="5.402cm" svg:x="15cm" svg:y="3.5cm">
          <draw:text-box>
            <text:p text:style-name="P1"><text:span text:style-name="T1">Cars</text:span></text:p>
            <text:p text:style-name="P1"><text:span text:style-name="T1">----------</text:span></text:p>
            <text:list text:style-name="L1">
              <text:list-item>
                <text:p text:style-name="P1"><text:span text:style-name="T1">PK: VIN </text:span><text:span text:style-name="T2">char 10</text:span></text:p>
              </text:list-item>
              <text:list-item>
                <text:p text:style-name="P1"><text:span text:style-name="T2">Manufacturer varchar 20</text:span></text:p>
              </text:list-item>
              <text:list-item>
                <text:p text:style-name="P1"><text:span text:style-name="T2">Model varchar 20</text:span></text:p>
              </text:list-item>
              <text:list-item>
                <text:p text:style-name="P1"><text:span text:style-name="T2">Year date 4</text:span></text:p>
              </text:list-item>
              <text:list-item>
                <text:p text:style-name="P1"><text:span text:style-name="T2">Color varchar 12</text:span></text:p>
              </text:list-item>
            </text:list>
            <text:p text:style-name="P1"><text:span text:style-name="T3"/></text:p>
          </draw:text-box>
        </draw:frame>
        <draw:frame draw:style-name="gr2" draw:text-style-name="P4" draw:layer="layout" svg:width="9.5cm" svg:height="11.906cm" svg:x="0.7cm" svg:y="1.094cm">
          <draw:text-box>
            <text:p text:style-name="P3"><text:span text:style-name="T1">Customers</text:span></text:p>
            <text:p text:style-name="P3"><text:span text:style-name="T1">----------</text:span></text:p>
            <text:list text:style-name="L1">
              <text:list-item>
                <text:p text:style-name="P3"><text:span text:style-name="T1">PK: Customer ID </text:span></text:p>
                <text:p text:style-name="P3"><text:span text:style-name="T2">char 10</text:span></text:p>
              </text:list-item>
              <text:list-item>
                <text:p text:style-name="P3"><text:span text:style-name="T2">Name </text:span></text:p>
                <text:p text:style-name="P3"><text:span text:style-name="T2">varchar 40</text:span></text:p>
              </text:list-item>
              <text:list-item>
                <text:p text:style-name="P3"><text:span text:style-name="T2">Phone number </text:span></text:p>
                <text:p text:style-name="P3"><text:span text:style-name="T2">varchar 12 </text:span></text:p>
              </text:list-item>
              <text:list-item>
                <text:p text:style-name="P3"><text:span text:style-name="T2">Correu electrònic </text:span></text:p>
                <text:p text:style-name="P3"><text:span text:style-name="T2">varchar 20</text:span></text:p>
              </text:list-item>
              <text:list-item>
                <text:p text:style-name="P3"><text:span text:style-name="T2">Address </text:span></text:p>
                <text:p text:style-name="P3"><text:span text:style-name="T2">varchar 40</text:span></text:p>
              </text:list-item>
              <text:list-item>
                <text:p text:style-name="P3"><text:span text:style-name="T2">City </text:span></text:p>
                <text:p text:style-name="P3"><text:span text:style-name="T2">varchar 20</text:span></text:p>
              </text:list-item>
              <text:list-item>
                <text:p text:style-name="P3"><text:span text:style-name="T2">State/province </text:span></text:p>
              </text:list-item>
              <text:list-item>
                <text:p text:style-name="P3"><text:span text:style-name="T2">varchar 20</text:span></text:p>
              </text:list-item>
              <text:list-item>
                <text:p text:style-name="P3"><text:span text:style-name="T2">Country </text:span></text:p>
                <text:p text:style-name="P3"><text:span text:style-name="T2">varchar 20</text:span></text:p>
              </text:list-item>
              <text:list-item>
                <text:p text:style-name="P3"><text:span text:style-name="T2">ZIP / Postal code </text:span></text:p>
                <text:p text:style-name="P3"><text:span text:style-name="T2">char 5</text:span></text:p>
              </text:list-item>
            </text:list>
            <text:p text:style-name="P3"><text:span text:style-name="T2"/></text:p>
          </draw:text-box>
        </draw:frame>
        <draw:frame draw:style-name="gr3" draw:text-style-name="P2" draw:layer="layout" svg:width="4.5cm" svg:height="5.402cm" svg:x="15.5cm" svg:y="9.5cm">
          <draw:text-box>
            <text:p text:style-name="P1"><text:span text:style-name="T1">Salespersons</text:span></text:p>
            <text:p text:style-name="P1"><text:span text:style-name="T1">----------</text:span></text:p>
            <text:list text:style-name="L1">
              <text:list-item>
                <text:p text:style-name="P1"><text:span text:style-name="T1">PK: Staff ID</text:span></text:p>
                <text:p text:style-name="P1"><text:span text:style-name="T2">smallint 6</text:span></text:p>
              </text:list-item>
              <text:list-item>
                <text:p text:style-name="P1"><text:span text:style-name="T4">Name </text:span></text:p>
              </text:list-item>
            </text:list>
            <text:list text:style-name="L2">
              <text:list-header>
                <text:p text:style-name="P5"><text:span text:style-name="T2">varchar 40</text:span></text:p>
              </text:list-header>
            </text:list>
            <text:list text:style-name="L1">
              <text:list-item>
                <text:p text:style-name="P1"><text:span text:style-name="T2">Store (location)</text:span></text:p>
                <text:p text:style-name="P1"><text:span text:style-name="T2">char 6</text:span></text:p>
              </text:list-item>
            </text:list>
            <text:p text:style-name="P1"><text:span text:style-name="T3"/></text:p>
          </draw:text-box>
        </draw:frame>
        <draw:frame draw:style-name="gr4" draw:text-style-name="P2" draw:layer="layout" svg:width="6cm" svg:height="6.512cm" svg:x="8cm" svg:y="3.454cm">
          <draw:text-box>
            <text:p text:style-name="P1"><text:span text:style-name="T1">Invoices</text:span></text:p>
            <text:p text:style-name="P1"><text:span text:style-name="T1">----------</text:span></text:p>
            <text:list text:style-name="L1">
              <text:list-item>
                <text:p text:style-name="P1"><text:span text:style-name="T4">PK: Invoic</text:span><text:span text:style-name="T1">e number </text:span><text:span text:style-name="T2">char 12</text:span></text:p>
              </text:list-item>
              <text:list-item>
                <text:p text:style-name="P1"><text:span text:style-name="T1">FK: </text:span><text:span text:style-name="T2">Customer ID</text:span></text:p>
                <text:p text:style-name="P1"><text:span text:style-name="T2">char 10</text:span></text:p>
              </text:list-item>
              <text:list-item>
                <text:p text:style-name="P1"><text:span text:style-name="T2">Date </text:span></text:p>
                <text:p text:style-name="P1"><text:span text:style-name="T2">datetime 10</text:span></text:p>
              </text:list-item>
              <text:list-item>
                <text:p text:style-name="P1"><text:span text:style-name="T1">FK</text:span><text:span text:style-name="T2">: Car</text:span></text:p>
              </text:list-item>
              <text:list-item>
                <text:p text:style-name="P1"><text:span text:style-name="T1">FK</text:span><text:span text:style-name="T2">: Salesperson</text:span></text:p>
              </text:list-item>
            </text:list>
            <text:p text:style-name="P1"><text:span text:style-name="T3"/></text:p>
          </draw:text-box>
        </draw:frame>
        <draw:line draw:style-name="gr5" draw:text-style-name="P6" draw:layer="layout" svg:x1="6cm" svg:y1="3cm" svg:x2="8cm" svg:y2="6cm">
          <text:p/>
        </draw:line>
        <draw:line draw:style-name="gr5" draw:text-style-name="P6" draw:layer="layout" svg:x1="15.22cm" svg:y1="5.134cm" svg:x2="11cm" svg:y2="8.5cm">
          <text:p/>
        </draw:line>
        <draw:line draw:style-name="gr5" draw:text-style-name="P6" draw:layer="layout" svg:x1="15.5cm" svg:y1="11cm" svg:x2="12.5cm" svg:y2="9.5cm">
          <text:p/>
        </draw:line>
        <draw:line draw:style-name="gr6" draw:text-style-name="P6" draw:layer="layout" svg:x1="7.5cm" svg:y1="5.1cm" svg:x2="7.5cm" svg:y2="6.6cm">
          <text:p/>
        </draw:line>
        <draw:line draw:style-name="gr6" draw:text-style-name="P6" draw:layer="layout" svg:x1="7.5cm" svg:y1="5.168cm" svg:x2="8cm" svg:y2="5.168cm">
          <text:p/>
        </draw:line>
        <draw:line draw:style-name="gr6" draw:text-style-name="P6" draw:layer="layout" svg:x1="13.5cm" svg:y1="6.5cm" svg:x2="12.5cm" svg:y2="6.5cm">
          <text:p/>
        </draw:line>
        <draw:line draw:style-name="gr6" draw:text-style-name="P6" draw:layer="layout" svg:x1="13.5cm" svg:y1="6.5cm" svg:x2="12.5cm" svg:y2="8.5cm">
          <text:p/>
        </draw:line>
        <draw:line draw:style-name="gr6" draw:text-style-name="P6" draw:layer="layout" svg:x1="13.5cm" svg:y1="10cm" svg:x2="11.5cm" svg:y2="10cm">
          <text:p/>
        </draw:line>
        <draw:line draw:style-name="gr6" draw:text-style-name="P6" draw:layer="layout" svg:x1="13.5cm" svg:y1="10cm" svg:x2="13cm" svg:y2="9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3-11T15:28:05.640123152</meta:creation-date>
    <dc:date>2024-03-12T15:34:51.860602716</dc:date>
    <meta:editing-duration>PT22H42M47S</meta:editing-duration>
    <meta:editing-cycles>1</meta:editing-cycles>
    <meta:document-statistic meta:object-count="36"/>
    <meta:generator>LibreOffice/7.3.3.2$MacOSX_X86_64 LibreOffice_project/d1d0ea68f081ee2800a922cac8f79445e4603348</meta:generator>
  </office:meta>
</office:document-meta>
</file>